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Number.get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Number.toPDFStrin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DFNumber.doubleOut( double doubleDow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cimalFormatThreadLocal.DecimalFormatThreadLocal( int de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DFNumber.doubleOut( Double doubleDow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Number.doubleOut( double doubleDown , int de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cimalFormatThreadLocal.initial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DFNumber.setNumber( Number 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